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2000001BAFC9753C682295B93.png" manifest:media-type="image/png"/>
  <manifest:file-entry manifest:full-path="Pictures/10000000000001B2000001BA5640F02BAE07EE7F.pdf" manifest:media-type="application/pdf"/>
  <manifest:file-entry manifest:full-path="Pictures/100000000000030C000002DBFB39927B5800912B.pdf" manifest:media-type="application/pdf"/>
  <manifest:file-entry manifest:full-path="Pictures/100000000000030C000002DB8CA0E5349FAE6F9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</style:style>
    <style:style style:name="gr4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18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21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01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59cm"/>
    </style:style>
    <style:style style:name="gr10" style:family="graphic" style:parent-style-name="standard">
      <style:graphic-properties draw:stroke="none" svg:stroke-width="0.025cm" svg:stroke-color="#000000" draw:marker-start-width="0.266cm" draw:marker-end-width="0.266cm" draw:fill="none" draw:fill-color="#ffffff" draw:textarea-horizontal-align="left" draw:auto-grow-height="true" draw:auto-grow-width="true" fo:min-height="0.475cm" fo:min-width="1.826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11.213cm" fo:min-width="0.004cm" fo:padding-top="0.15cm" fo:padding-bottom="0.15cm" fo:padding-left="0.275cm" fo:padding-right="0.275cm"/>
    </style:style>
    <style:style style:name="gr12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249cm" fo:min-width="7.621cm" fo:padding-top="0.15cm" fo:padding-bottom="0.15cm" fo:padding-left="0.275cm" fo:padding-right="0.275cm"/>
    </style:style>
    <style:style style:name="gr13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195cm" fo:min-width="4.834cm" fo:padding-top="0.176cm" fo:padding-bottom="0.176cm" fo:padding-left="0.301cm" fo:padding-right="0.3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1.7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44cm" fo:min-width="1.373cm"/>
    </style:style>
    <style:style style:name="gr16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</style:style>
    <style:style style:name="gr1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</style:style>
    <style:style style:name="gr20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1.274cm" fo:min-width="4.018cm" fo:padding-top="0.137cm" fo:padding-bottom="0.137cm" fo:padding-left="0.262cm" fo:padding-right="0.26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48cm"/>
    </style:style>
    <style:style style:name="gr22" style:family="graphic" style:parent-style-name="standard">
      <style:graphic-properties draw:stroke="none" svg:stroke-width="0.044cm" draw:stroke-linejoin="miter" draw:fill="solid" draw:fill-color="#ffffff"/>
    </style:style>
    <style:style style:name="gr23" style:family="graphic" style:parent-style-name="standard">
      <style:graphic-properties draw:stroke="none" svg:stroke-width="0.044cm" draw:stroke-linejoin="miter" draw:fill="solid" draw:fill-color="#000000"/>
    </style:style>
    <style:style style:name="gr24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744cm" fo:min-width="1.249cm" fo:padding-top="0.176cm" fo:padding-bottom="0.176cm" fo:padding-left="0.301cm" fo:padding-right="0.301cm"/>
    </style:style>
    <style:style style:name="gr25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5.819cm" fo:min-width="6.177cm" fo:padding-top="0.176cm" fo:padding-bottom="0.176cm" fo:padding-left="0.301cm" fo:padding-right="0.30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1cm"/>
    </style:style>
    <style:style style:name="gr27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819cm" fo:min-width="6.177cm" fo:padding-top="0.176cm" fo:padding-bottom="0.176cm" fo:padding-left="0.301cm" fo:padding-right="0.3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8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.247cm"/>
    </style:style>
    <style:style style:name="gr30" style:family="graphic" style:parent-style-name="objectwithoutfill">
      <style:graphic-properties draw:stroke="dash" draw:stroke-dash="Fine_20_Dashed" svg:stroke-width="0.102cm" svg:stroke-color="#000000" draw:marker-start-width="0.509cm" draw:marker-end="Arrow" draw:marker-end-width="0.457cm" draw:fill="none" draw:textarea-vertical-align="middle" fo:padding-top="0.176cm" fo:padding-bottom="0.176cm" fo:padding-left="0.301cm" fo:padding-right="0.301cm"/>
    </style:style>
    <style:style style:name="gr31" style:family="graphic" style:parent-style-name="objectwithoutfill">
      <style:graphic-properties draw:stroke="dash" draw:stroke-dash="Fine_20_Dashed" svg:stroke-width="0.025cm" svg:stroke-color="#000000" draw:marker-start="Arrow" draw:marker-start-width="0.266cm" draw:marker-end="Arrow" draw:marker-end-width="0.367cm" draw:fill="none" draw:textarea-vertical-align="middle" fo:padding-top="0.137cm" fo:padding-bottom="0.137cm" fo:padding-left="0.262cm" fo:padding-right="0.262cm"/>
    </style:style>
    <style:style style:name="gr32" style:family="graphic" style:parent-style-name="standard">
      <style:graphic-properties draw:stroke="none" svg:stroke-color="#3465a4" draw:fill="solid" draw:fill-color="#eeeeee" draw:textarea-horizontal-align="justify" draw:textarea-vertical-align="middle" draw:auto-grow-height="false" fo:min-height="0cm" fo:min-width="6.18cm"/>
    </style:style>
    <style:style style:name="gr33" style:family="graphic" style:parent-style-name="objectwithoutfill">
      <style:graphic-properties draw:stroke="dash" draw:stroke-dash="Fine_20_Dashed" svg:stroke-width="0.025cm" svg:stroke-color="#000000" draw:marker-start="Arrow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gr3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fo:min-height="1.055cm"/>
    </style:style>
    <style:style style:name="gr36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12.781cm" fo:min-width="12.023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6.128cm"/>
    </style:style>
    <style:style style:name="gr38" style:family="graphic" style:parent-style-name="objectwithoutfill">
      <style:graphic-properties draw:stroke="dash" draw:stroke-dash="Fine_20_Dashed" svg:stroke-width="0.025cm" svg:stroke-color="#000000" draw:marker-start="" draw:marker-start-width="0.316cm" draw:marker-end="" draw:marker-end-width="0.367cm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cccccc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color="#666666" fo:font-size="18pt" style:font-size-asian="18pt" style:font-size-complex="18pt"/>
    </style:style>
    <style:style style:name="P4" style:family="paragraph">
      <loext:graphic-properties draw:fill="solid" draw:fill-color="#cccccc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ffffff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color="#666666" fo:font-size="16pt" fo:font-weight="bold" style:font-size-asian="16pt" style:font-weight-asian="bold" style:font-size-complex="16pt" style:font-weight-complex="bold"/>
    </style:style>
    <style:style style:name="P10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1" style:family="paragraph">
      <loext:graphic-properties draw:fill="none" draw:fill-color="#ffffff"/>
      <style:paragraph-properties style:writing-mode="lr-tb"/>
      <style:text-properties fo:color="#666666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3" style:family="paragraph">
      <loext:graphic-properties draw:fill="solid" draw:fill-color="#ffffff"/>
    </style:style>
    <style:style style:name="P14" style:family="paragraph">
      <loext:graphic-properties draw:fill="solid" draw:fill-color="#000000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solid" draw:fill-color="#eeeeee"/>
      <style:paragraph-properties fo:text-align="center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fo:font-size="18pt" style:font-size-asian="18pt" style:font-size-complex="18pt"/>
    </style:style>
    <style:style style:name="T4" style:family="text">
      <style:text-properties fo:color="#ffffff" fo:font-size="12pt" style:font-size-asian="12pt" style:font-size-complex="12pt"/>
    </style:style>
    <style:style style:name="T5" style:family="text">
      <style:text-properties fo:color="#ffffff"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666666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position="33% 58%" fo:font-size="26pt" fo:font-weight="normal" style:font-size-asian="26pt" style:font-weight-asian="normal" style:font-size-complex="26pt" style:font-weight-complex="normal"/>
    </style:style>
    <style:style style:name="T12" style:family="text">
      <style:text-properties fo:font-size="18pt" fo:font-weight="normal" style:font-size-asian="18pt" style:font-weight-asian="normal" style:font-size-complex="18pt" style:font-weight-complex="normal"/>
    </style:style>
    <style:style style:name="T13" style:family="text">
      <style:text-properties fo:color="#666666" fo:font-size="20pt" fo:font-weight="bold" style:font-size-asian="20pt" style:font-weight-asian="bold" style:font-size-complex="20pt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style:text-position="-33% 58%" fo:font-size="22pt" style:font-size-asian="22pt" style:font-size-complex="22pt"/>
    </style:style>
    <style:style style:name="T16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334cm" svg:height="4.445cm" svg:x="4.74cm" svg:y="5.759cm">
          <text:p text:style-name="P1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225cm" svg:height="0.962cm" draw:transform="rotate (1.5707963267949) translate (3.797cm 9.094cm)">
          <draw:text-box>
            <text:p><text:span text:style-name="T3">genes</text:span></text:p>
          </draw:text-box>
        </draw:frame>
        <draw:frame draw:style-name="gr3" draw:text-style-name="P3" draw:layer="layout" svg:width="3.351cm" svg:height="0.962cm" svg:x="5.732cm" svg:y="4.743cm">
          <draw:text-box>
            <text:p><text:span text:style-name="T3">conditions</text:span></text:p>
          </draw:text-box>
        </draw:frame>
        <draw:g>
          <draw:custom-shape draw:style-name="gr4" draw:text-style-name="P4" draw:layer="layout" svg:width="5.334cm" svg:height="4.445cm" svg:x="4.188cm" svg:y="21.72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1.687cm" svg:height="0.725cm" svg:x="4.018cm" svg:y="21.629cm">
            <draw:text-box>
              <text:p><text:span text:style-name="T4">Trait 1</text:span></text:p>
            </draw:text-box>
          </draw:frame>
        </draw:g>
        <draw:custom-shape draw:style-name="gr4" draw:text-style-name="P4" draw:layer="layout" svg:width="5.334cm" svg:height="4.445cm" svg:x="4.532cm" svg:y="22.286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1.714cm" svg:height="1.119cm" svg:x="4.366cm" svg:y="22.196cm">
          <draw:text-box>
            <text:p><text:span text:style-name="T4">Trait 2</text:span></text:p>
          </draw:text-box>
        </draw:frame>
        <draw:custom-shape draw:style-name="gr1" draw:text-style-name="P2" draw:layer="layout" svg:width="5.334cm" svg:height="4.445cm" svg:x="5.44cm" svg:y="22.995cm">
          <text:p text:style-name="P1"><text:span text:style-name="T1">Thousands of</text:span><text:span text:style-name="T1"><text:line-break/></text:span><text:span text:style-name="T1">GWAS</text:span><text:line-break/><text:span text:style-name="T2">(Rapid GWAS</text:span><text:span text:style-name="T2"><text:line-break/></text:span><text:span text:style-name="T2">project)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.517cm" svg:height="0.725cm" svg:x="5.288cm" svg:y="22.968cm">
          <draw:text-box>
            <text:p><text:span text:style-name="T4">Trait </text:span><text:span text:style-name="T5">4,091</text:span></text:p>
          </draw:text-box>
        </draw:frame>
        <draw:frame draw:style-name="gr8" draw:text-style-name="P6" draw:layer="layout" svg:width="1.068cm" svg:height="0.962cm" draw:transform="rotate (-1.0471975511966) translate (5.417cm 23.988cm)">
          <draw:text-box>
            <text:p>...</text:p>
          </draw:text-box>
        </draw:frame>
        <draw:frame draw:style-name="gr8" draw:text-style-name="P6" draw:layer="layout" svg:width="1.068cm" svg:height="0.962cm" draw:transform="rotate (-1.0471975511966) translate (8.335cm 21.918cm)">
          <draw:text-box>
            <text:p>...</text:p>
          </draw:text-box>
        </draw:frame>
        <draw:g>
          <draw:custom-shape draw:style-name="gr4" draw:text-style-name="P4" draw:layer="layout" svg:width="5.334cm" svg:height="4.445cm" svg:x="4.161cm" svg:y="28.06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09cm" svg:height="0.725cm" svg:x="3.991cm" svg:y="27.975cm">
            <draw:text-box>
              <text:p><text:span text:style-name="T4">Tissue 1</text:span></text:p>
            </draw:text-box>
          </draw:frame>
        </draw:g>
        <draw:g>
          <draw:custom-shape draw:style-name="gr4" draw:text-style-name="P4" draw:layer="layout" svg:width="5.334cm" svg:height="4.445cm" svg:x="4.505cm" svg:y="28.632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5" draw:layer="layout" svg:width="2.09cm" svg:height="0.725cm" svg:x="4.339cm" svg:y="28.542cm">
            <draw:text-box>
              <text:p><text:span text:style-name="T4">Tissue 2</text:span></text:p>
            </draw:text-box>
          </draw:frame>
        </draw:g>
        <draw:g>
          <draw:custom-shape draw:style-name="gr1" draw:text-style-name="P2" draw:layer="layout" svg:width="5.334cm" svg:height="4.445cm" svg:x="5.413cm" svg:y="29.341cm">
            <text:p text:style-name="P1"><text:span text:style-name="T1">eQTL</text:span><text:span text:style-name="T1"><text:line-break/></text:span><text:span text:style-name="T1">mapping</text:span><text:line-break/><text:span text:style-name="T2">(GTEx v8)</text:span></text:p>
            <draw:enhanced-geometry svg:viewBox="0 0 21600 21600" draw:type="rectangle" draw:enhanced-path="M 0 0 L 21600 0 21600 21600 0 21600 0 0 Z N"/>
          </draw:custom-shape>
          <draw:frame draw:style-name="gr10" draw:text-style-name="P5" draw:layer="layout" svg:width="2.326cm" svg:height="0.725cm" svg:x="5.261cm" svg:y="29.314cm">
            <draw:text-box>
              <text:p><text:span text:style-name="T4">Tissue </text:span><text:span text:style-name="T5">49</text:span></text:p>
            </draw:text-box>
          </draw:frame>
        </draw:g>
        <draw:frame draw:style-name="gr8" draw:text-style-name="P6" draw:layer="layout" svg:width="1.068cm" svg:height="0.962cm" draw:transform="rotate (-1.0471975511966) translate (5.39cm 30.334cm)">
          <draw:text-box>
            <text:p>...</text:p>
          </draw:text-box>
        </draw:frame>
        <draw:frame draw:style-name="gr8" draw:text-style-name="P6" draw:layer="layout" svg:width="1.068cm" svg:height="0.962cm" draw:transform="rotate (-1.0471975511966) translate (8.308cm 28.264cm)">
          <draw:text-box>
            <text:p>...</text:p>
          </draw:text-box>
        </draw:frame>
        <draw:custom-shape draw:style-name="gr11" draw:text-style-name="P7" draw:layer="layout" svg:width="1.397cm" svg:height="13.589cm" svg:x="10.901cm" svg:y="21.217cm">
          <text:p/>
          <draw:enhanced-geometry svg:viewBox="0 0 21600 21600" draw:glue-points="0 0 0 21600 21600 10800" draw:text-areas="0 ?f9 7800 ?f10" draw:type="right-brace" draw:modifiers="54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2" draw:text-style-name="P8" draw:layer="layout" svg:width="8.171cm" svg:height="8.549cm" svg:x="12.768cm" svg:y="23.947cm">
          <text:p text:style-name="P1"><text:span text:style-name="T1">PhenomeXcan</text:span><text:line-break/><text:span text:style-name="T6">(MultiXca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xml:id="id3" draw:id="id3" draw:layer="layout" svg:width="5.334cm" svg:height="4.445cm" svg:x="14.454cm" svg:y="26.945cm">
          <text:p text:style-name="P1"><text:span text:style-name="T7">M</text:span><text:line-break/><text:span text:style-name="T6">(standardized</text:span><text:span text:style-name="T6"><text:line-break/></text:span><text:span text:style-name="T6">effect siz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9" draw:layer="layout" svg:width="2.346cm" svg:height="1.505cm" draw:transform="rotate (1.5707963267949) translate (13.447cm 30.267cm)">
          <draw:text-box>
            <text:p><text:span text:style-name="T8">genes</text:span></text:p>
          </draw:text-box>
        </draw:frame>
        <draw:frame draw:style-name="gr15" draw:text-style-name="P9" draw:layer="layout" svg:width="1.996cm" svg:height="0.894cm" svg:x="16.168cm" svg:y="26.038cm">
          <draw:text-box>
            <text:p><text:span text:style-name="T8">traits</text:span></text:p>
          </draw:text-box>
        </draw:frame>
        <draw:custom-shape draw:style-name="gr16" draw:text-style-name="P10" xml:id="id1" draw:id="id1" draw:layer="layout" svg:width="1.851cm" svg:height="3.937cm" svg:x="13.231cm" svg:y="5.959cm">
          <text:p text:style-name="P1"><text:span text:style-name="T7">Z</text:span></text:p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2.335cm" svg:height="0.962cm" draw:transform="rotate (1.5707963267949) translate (12.325cm 8.947cm)">
          <draw:text-box>
            <text:p><text:span text:style-name="T9">genes</text:span></text:p>
          </draw:text-box>
        </draw:frame>
        <draw:frame draw:style-name="gr18" draw:text-style-name="P11" draw:layer="layout" svg:width="1.615cm" svg:height="0.962cm" svg:x="13.44cm" svg:y="5.043cm">
          <draw:text-box>
            <text:p><text:span text:style-name="T9">LVs</text:span></text:p>
          </draw:text-box>
        </draw:frame>
        <draw:custom-shape draw:style-name="gr19" draw:text-style-name="P8" draw:layer="layout" svg:width="10.541cm" svg:height="7.112cm" svg:x="11.671cm" svg:y="3.292cm">
          <text:p text:style-name="P1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2" xml:id="id6" draw:id="id6" draw:layer="layout" svg:width="4.518cm" svg:height="1.524cm" svg:x="17.075cm" svg:y="7.129cm">
          <text:p text:style-name="P1"><text:span text:style-name="T10">B</text:span>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.351cm" svg:height="0.962cm" svg:x="17.811cm" svg:y="6.213cm">
          <draw:text-box>
            <text:p><text:span text:style-name="T3">conditions</text:span></text:p>
          </draw:text-box>
        </draw:frame>
        <draw:frame draw:style-name="gr21" draw:text-style-name="P3" draw:layer="layout" svg:width="1.548cm" svg:height="0.962cm" draw:transform="rotate (1.5707963267949) translate (16.116cm 8.608cm)">
          <draw:text-box>
            <text:p><text:span text:style-name="T3">LVs</text:span></text:p>
          </draw:text-box>
        </draw:frame>
        <draw:g>
          <svg:title>TexMaths</svg:title>
          <svg:desc>40§display§\times§svg§600§FALSE§</svg:desc>
          <draw:polygon draw:style-name="gr22" draw:text-style-name="P13" draw:layer="layout" svg:width="0.749cm" svg:height="0.551cm" svg:x="15.273cm" svg:y="7.657cm" svg:viewBox="0 0 750 552" draw:points="375,552 0,552 0,0 750,0 750,552">
            <text:p/>
          </draw:polygon>
          <draw:path draw:style-name="gr23" draw:text-style-name="P14" draw:layer="layout" svg:width="0.681cm" svg:height="0.679cm" svg:x="15.411cm" svg:y="7.587cm" svg:viewBox="0 0 682 680" svg:d="M343 300l-282-281c-19-16-23-19-32-19-16 0-29 13-29 29 0 9 3 13 19 28l282 281-282 285c-16 15-19 19-19 28 0 16 13 29 29 29 9 0 13-3 32-19l279-281 294 290c3 4 13 10 19 10 20 0 29-13 29-29 0-3 0-9-3-16-3-3-227-223-298-297l260-255c6-10 28-29 35-35 0-3 6-10 6-19 0-16-9-29-29-29-9 0-16 6-32 22z">
            <text:p/>
          </draw:path>
        </draw:g>
        <draw:g>
          <svg:title>TexMaths</svg:title>
          <svg:desc>40§display§\sim§svg§600§FALSE§</svg:desc>
          <draw:polygon draw:style-name="gr22" draw:text-style-name="P13" draw:layer="layout" svg:width="0.877cm" svg:height="0.377cm" svg:x="10.342cm" svg:y="7.607cm" svg:viewBox="0 0 878 378" draw:points="439,378 0,378 0,0 878,0 878,378">
            <text:p/>
          </draw:polygon>
          <draw:path draw:style-name="gr23" draw:text-style-name="P14" draw:layer="layout" svg:width="0.941cm" svg:height="0.332cm" svg:x="10.348cm" svg:y="7.537cm" svg:viewBox="0 0 942 333" svg:d="M942 48c0-32-10-48-20-48-6 0-19 13-19 38-6 138-99 215-198 215-90 0-157-61-228-122-70-67-144-131-240-131-154 0-237 157-237 285 0 45 19 45 19 45 16 0 19-29 19-32 7-157 113-218 199-218 90 0 157 61 227 122 71 64 145 131 241 131 153 0 237-157 237-285z">
            <text:p/>
          </draw:path>
        </draw:g>
        <draw:custom-shape draw:style-name="gr24" draw:text-style-name="P10" draw:layer="layout" svg:width="1.851cm" svg:height="6.096cm" svg:x="2.953cm" svg:y="13.446cm">
          <text:p text:style-name="P1"><text:span text:style-name="T7">Z</text:span><text:span text:style-name="T11">T</text:span></text:p>
          <draw:enhanced-geometry svg:viewBox="0 0 21600 21600" draw:type="rectangle" draw:enhanced-path="M 0 0 L 21600 0 21600 21600 0 21600 0 0 Z N"/>
        </draw:custom-shape>
        <draw:frame draw:style-name="gr18" draw:text-style-name="P11" draw:layer="layout" svg:width="1.615cm" svg:height="0.962cm" draw:transform="rotate (1.5707963267949) translate (1.9cm 17.302cm)">
          <draw:text-box>
            <text:p><text:span text:style-name="T9">LVs</text:span></text:p>
          </draw:text-box>
        </draw:frame>
        <draw:frame draw:style-name="gr17" draw:text-style-name="P11" xml:id="id2" draw:id="id2" draw:layer="layout" svg:width="2.335cm" svg:height="0.962cm" svg:x="2.711cm" svg:y="12.53cm">
          <draw:text-box>
            <text:p><text:span text:style-name="T9">genes</text:span></text:p>
          </draw:text-box>
        </draw:frame>
        <draw:custom-shape draw:style-name="gr25" draw:text-style-name="P10" xml:id="id4" draw:id="id4" draw:layer="layout" svg:width="6.677cm" svg:height="6.069cm" svg:x="6.777cm" svg:y="13.446cm">
          <text:p text:style-name="P1"><text:span text:style-name="T7">M</text:span></text:p>
          <draw:enhanced-geometry svg:viewBox="0 0 21600 21600" draw:type="rectangle" draw:enhanced-path="M 0 0 L 21600 0 21600 21600 0 21600 0 0 Z N"/>
        </draw:custom-shape>
        <draw:frame draw:style-name="gr26" draw:text-style-name="P11" draw:layer="layout" svg:width="2.051cm" svg:height="0.962cm" svg:x="9.09cm" svg:y="12.58cm">
          <draw:text-box>
            <text:p><text:span text:style-name="T9">traits</text:span></text:p>
          </draw:text-box>
        </draw:frame>
        <draw:frame draw:style-name="gr17" draw:text-style-name="P11" draw:layer="layout" svg:width="2.335cm" svg:height="0.962cm" draw:transform="rotate (1.5707963267949) translate (5.818cm 17.648cm)">
          <draw:text-box>
            <text:p><text:span text:style-name="T9">genes</text:span></text:p>
          </draw:text-box>
        </draw:frame>
        <draw:g>
          <svg:title>TexMaths</svg:title>
          <svg:desc>40§display§\times§svg§600§FALSE§</svg:desc>
          <draw:polygon draw:style-name="gr22" draw:text-style-name="P13" draw:layer="layout" svg:width="0.749cm" svg:height="0.551cm" svg:x="5.048cm" svg:y="16.227cm" svg:viewBox="0 0 750 552" draw:points="375,552 0,552 0,0 750,0 750,552">
            <text:p/>
          </draw:polygon>
          <draw:path draw:style-name="gr23" draw:text-style-name="P14" draw:layer="layout" svg:width="0.681cm" svg:height="0.679cm" svg:x="5.186cm" svg:y="16.157cm" svg:viewBox="0 0 682 680" svg:d="M343 300l-282-281c-19-16-23-19-32-19-16 0-29 13-29 29 0 9 3 13 19 28l282 281-282 285c-16 15-19 19-19 28 0 16 13 29 29 29 9 0 13-3 32-19l279-281 294 290c3 4 13 10 19 10 20 0 29-13 29-29 0-3 0-9-3-16-3-3-227-223-298-297l260-255c6-10 28-29 35-35 0-3 6-10 6-19 0-16-9-29-29-29-9 0-16 6-32 22z">
            <text:p/>
          </draw:path>
        </draw:g>
        <draw:g>
          <svg:title>TexMaths</svg:title>
          <svg:desc>40§display§=§svg§600§FALSE§</svg:desc>
          <draw:polygon draw:style-name="gr22" draw:text-style-name="P13" draw:layer="layout" svg:width="0.877cm" svg:height="0.377cm" svg:x="13.862cm" svg:y="16.343cm" svg:viewBox="0 0 878 378" draw:points="439,378 0,378 0,0 878,0 878,378">
            <text:p/>
          </draw:polygon>
          <draw:path draw:style-name="gr23" draw:text-style-name="P14" draw:layer="layout" svg:width="0.937cm" svg:height="0.332cm" svg:x="13.872cm" svg:y="16.273cm" svg:viewBox="0 0 938 333" svg:d="M890 58c23 0 48 0 48-29s-25-29-44-29h-846c-22 0-48 0-48 29s26 29 48 29zM894 333c19 0 44 0 44-29s-25-29-48-29h-842c-22 0-48 0-48 29s26 29 48 29z">
            <text:p/>
          </draw:path>
        </draw:g>
        <draw:custom-shape draw:style-name="gr27" draw:text-style-name="P15" draw:layer="layout" svg:width="6.677cm" svg:height="6.069cm" svg:x="15.902cm" svg:y="13.473cm">
          <text:p text:style-name="P1"><text:span text:style-name="T7">T</text:span><text:span text:style-name="T7"><text:line-break/></text:span><text:span text:style-name="T12">(traits associated</text:span><text:span text:style-name="T12"><text:line-break/></text:span><text:span text:style-name="T12">to LVs)</text:span></text:p>
          <draw:enhanced-geometry svg:viewBox="0 0 21600 21600" draw:type="rectangle" draw:enhanced-path="M 0 0 L 21600 0 21600 21600 0 21600 0 0 Z N"/>
        </draw:custom-shape>
        <draw:frame draw:style-name="gr28" draw:text-style-name="P16" xml:id="id5" draw:id="id5" draw:layer="layout" svg:width="2.233cm" svg:height="1.188cm" svg:x="18.221cm" svg:y="12.43cm">
          <draw:text-box>
            <text:p><text:span text:style-name="T13">traits</text:span></text:p>
          </draw:text-box>
        </draw:frame>
        <draw:frame draw:style-name="gr29" draw:text-style-name="P16" draw:layer="layout" svg:width="1.747cm" svg:height="1.038cm" draw:transform="rotate (1.5707963267949) translate (14.943cm 17.37cm)">
          <draw:text-box>
            <text:p><text:span text:style-name="T13">LVs</text:span></text:p>
          </draw:text-box>
        </draw:frame>
        <draw:connector draw:style-name="gr30" draw:text-style-name="P7" draw:layer="layout" svg:x1="14.156cm" svg:y1="9.896cm" svg:x2="3.878cm" svg:y2="12.53cm" draw:start-shape="id1" draw:start-glue-point="2" draw:end-shape="id2" draw:end-glue-point="0" svg:d="M14156 9896v1342h-10278v1292" svg:viewBox="0 0 10279 2635">
          <text:p/>
        </draw:connector>
        <draw:connector draw:style-name="gr30" draw:text-style-name="P7" draw:layer="layout" draw:line-skew="1.689cm -2.257cm" svg:x1="19.788cm" svg:y1="29.167cm" svg:x2="10.115cm" svg:y2="19.515cm" draw:start-shape="id3" draw:start-glue-point="1" draw:end-shape="id4" draw:end-glue-point="2" svg:d="M19788 29167h2240v-8195h-11913v-1457" svg:viewBox="0 0 11914 9653">
          <text:p/>
        </draw:connector>
        <draw:connector draw:style-name="gr31" draw:text-style-name="P7" draw:layer="layout" svg:x1="19.337cm" svg:y1="12.43cm" svg:x2="19.334cm" svg:y2="8.653cm" draw:start-shape="id5" draw:start-glue-point="0" draw:end-shape="id6" draw:end-glue-point="2" svg:d="M19337 12430v-1882h-3v-1895" svg:viewBox="0 0 4 3778">
          <text:p/>
        </draw:connector>
        <draw:custom-shape draw:style-name="gr32" draw:text-style-name="P17" xml:id="id8" draw:id="id8" draw:layer="layout" svg:width="6.68cm" svg:height="0.127cm" svg:x="15.919cm" svg:y="14.826cm">
          <text:p/>
          <draw:enhanced-geometry svg:viewBox="0 0 21600 21600" draw:type="rectangle" draw:enhanced-path="M 0 0 L 21600 0 21600 21600 0 21600 0 0 Z N"/>
        </draw:custom-shape>
        <draw:connector draw:style-name="gr33" draw:text-style-name="P7" draw:layer="layout" draw:line-skew="0.567cm" svg:x1="26.781cm" svg:y1="27.721cm" svg:x2="22.599cm" svg:y2="14.889cm" draw:start-shape="id7" draw:start-glue-point="3" draw:end-shape="id8" draw:end-glue-point="1" svg:d="M26781 27721h-1524v-12832h-2658" svg:viewBox="0 0 4183 12833">
          <text:p/>
        </draw:connector>
        <draw:frame draw:style-name="gr34" draw:text-style-name="P7" xml:id="id7" draw:id="id7" draw:layer="layout" svg:width="14.303cm" svg:height="13.404cm" svg:x="26.781cm" svg:y="21.019cm">
          <draw:image xlink:href="Pictures/100000000000030C000002DBFB39927B5800912B.pdf" xlink:type="simple" xlink:show="embed" xlink:actuate="onLoad">
            <text:p/>
          </draw:image>
          <draw:image xlink:href="Pictures/100000000000030C000002DB8CA0E5349FAE6F9C.png" xlink:type="simple" xlink:show="embed" xlink:actuate="onLoad"/>
        </draw:frame>
        <draw:frame draw:style-name="gr35" draw:text-style-name="P18" draw:layer="layout" svg:width="2.286cm" svg:height="1.305cm" svg:x="22.779cm" svg:y="13.654cm">
          <draw:text-box>
            <text:p><text:span text:style-name="T14">T</text:span><text:span text:style-name="T15">LV603</text:span></text:p>
          </draw:text-box>
        </draw:frame>
        <draw:g xml:id="id10" draw:id="id10">
          <draw:frame draw:style-name="gr34" draw:text-style-name="P7" draw:layer="layout" svg:width="11.541cm" svg:height="11.722cm" svg:x="28.282cm" svg:y="4.302cm">
            <draw:image xlink:href="Pictures/10000000000001B2000001BA5640F02BAE07EE7F.pdf" xlink:type="simple" xlink:show="embed" xlink:actuate="onLoad">
              <text:p/>
            </draw:image>
            <draw:image xlink:href="Pictures/10000000000001B2000001BAFC9753C682295B93.png" xlink:type="simple" xlink:show="embed" xlink:actuate="onLoad"/>
          </draw:frame>
          <draw:custom-shape draw:style-name="gr36" draw:text-style-name="P8" draw:layer="layout" svg:width="12.573cm" svg:height="13.081cm" svg:x="27.647cm" svg:y="3.159cm">
            <text:p text:style-name="P1">External data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7" draw:text-style-name="P20" xml:id="id9" draw:id="id9" draw:layer="layout" svg:width="6.628cm" svg:height="1.825cm" svg:x="30.619cm" svg:y="17.599cm">
          <draw:text-box>
            <text:p text:style-name="P19"><text:span text:style-name="T10">T</text:span><text:span text:style-name="T16">LV603 </text:span>also associated<text:line-break/>with neutrophil counts</text:p>
          </draw:text-box>
        </draw:frame>
        <draw:connector draw:style-name="gr33" draw:text-style-name="P7" draw:layer="layout" svg:x1="33.932cm" svg:y1="21.019cm" svg:x2="33.933cm" svg:y2="19.424cm" draw:start-shape="id7" draw:start-glue-point="0" draw:end-shape="id9" draw:end-glue-point="2" svg:d="M33932 21019v-797h1v-798" svg:viewBox="0 0 2 1596">
          <text:p/>
        </draw:connector>
        <draw:connector draw:style-name="gr38" draw:text-style-name="P7" draw:layer="layout" svg:x1="33.933cm" svg:y1="17.599cm" svg:x2="33.933cm" svg:y2="16.24cm" draw:start-shape="id9" draw:start-glue-point="0" draw:end-shape="id10" svg:d="M33933 17599v-1359" svg:viewBox="0 0 1 136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.8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3T14:05:59.815554542</meta:creation-date>
    <dc:date>2020-06-06T15:09:16.183686786</dc:date>
    <meta:editing-duration>PT6H11M10S</meta:editing-duration>
    <meta:editing-cycles>95</meta:editing-cycles>
    <meta:generator>LibreOffice/6.0.7.3$Linux_X86_64 LibreOffice_project/00m0$Build-3</meta:generator>
    <meta:document-statistic meta:object-count="69"/>
  </office:meta>
</office:document-meta>
</file>